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46e8" officeooo:paragraph-rsid="001146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ry Horrorhaus</text:p>
      <text:p text:style-name="P1"/>
      <text:p text:style-name="P1">Gerade ist Maria in mein Zimmer gekommen.</text:p>
      <text:p text:style-name="P1">Eigentlich habe ich sie in das Zimmer geholt, weil sie heute an meine Tür geklopft hat, um mir zu sagen, dass wenn ich Hilfe beim Verschieben des Bettes brauche, sie mir jederzeit helfen wird.</text:p>
      <text:p text:style-name="P1">Sie hat mir damit nichts weiter gesagt, als dass ich mein Zimmer umräumen soll. Am besten so, wie es ihr gefällt. Sie merkt das natürlich nicht. Sie ist nicht böse. Sie hat, wie man so schön sagt, einfach eine Mai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5-01T18:02:52.420303200</meta:creation-date>
    <dc:date>2026-05-01T18:05:36.725036200</dc:date>
    <meta:editing-duration>PT2M44S</meta:editing-duration>
    <meta:editing-cycles>1</meta:editing-cycles>
    <meta:document-statistic meta:table-count="0" meta:image-count="0" meta:object-count="0" meta:page-count="1" meta:paragraph-count="4" meta:word-count="83" meta:character-count="466" meta:non-whitespace-character-count="386"/>
    <meta:generator>LibreOffice/25.8.3.2$Windows_X86_64 LibreOffice_project/8ca8d55c161d602844f5428fa4b58097424e324e</meta:generator>
  </office:meta>
</office:document-meta>
</file>